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00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b847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101cm" svg:stroke-color="#000000" draw:marker-start="" draw:marker-start-width="0cm" draw:marker-start-center="false" draw:marker-end="Arrow" draw:marker-end-width="0.3cm" draw:marker-end-center="false" draw:fill="solid" draw:fill-color="#ffffff" draw:textarea-horizontal-align="center" draw:textarea-vertical-align="middle" fo:padding-top="0.175cm" fo:padding-bottom="0.175cm" fo:padding-left="0.3cm" fo:padding-right="0.3cm" draw:shadow="hidden" draw:shadow-offset-x="0.3cm" draw:shadow-offset-y="0.3cm" draw:shadow-color="#808080"/>
    </style:style>
    <style:style style:name="gr9"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Line_20_Arrow"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Square_20_45"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Bitstream Vera Sans'" style:font-family-generic="roman" style:font-pitch="variable" fo:font-size="8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fo:text-align="center" text:enable-numbering="false" fo:text-indent="0cm"/>
    </style:style>
    <style:style style:name="P3" style:family="paragraph">
      <style:paragraph-properties fo:margin-left="0cm" fo:margin-right="0cm" fo:margin-top="0cm" fo:margin-bottom="0cm" fo:line-height="100%" fo:text-align="center" text:enable-numbering="false" fo:text-indent="0cm"/>
      <style:text-properties fo:font-size="7pt"/>
    </style:style>
    <style:style style:name="P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Bitstream Vera Sans'" style:font-family-generic="roman" style:font-pitch="variable" fo:font-size="7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T1" style:family="text">
      <style:text-properties style:use-window-font-color="true" style:text-outline="false" style:text-line-through-style="none" fo:font-family="'Bitstream Vera Sans'" style:font-family-generic="roman" style:font-pitch="variable" fo:font-size="8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T2" style:family="text">
      <style:text-properties style:use-window-font-color="true" style:text-outline="false" style:text-line-through-style="none" fo:font-family="'Bitstream Vera Sans'" style:font-family-generic="roman" style:font-pitch="variable" fo:font-size="7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polygon draw:style-name="gr1" draw:text-style-name="P1" draw:layer="layout" svg:width="0.425cm" svg:height="0.84cm" svg:x="5.015cm" svg:y="14.859cm" svg:viewBox="0 0 426 841" draw:points="0,799 0,0 425,420 0,840 0,820">
            <text:p/>
          </draw:polygon>
          <draw:g draw:id="id13">
            <draw:custom-shape draw:style-name="gr2" draw:text-style-name="P1" draw:layer="layout" svg:width="2.943cm" svg:height="3.451cm" svg:x="1.568cm" svg:y="2.489cm">
              <text:p/>
              <draw:enhanced-geometry svg:viewBox="0 0 21600 21600" draw:type="rectangle" draw:enhanced-path="M 0 0 L 21600 0 21600 21600 0 21600 0 0 Z N"/>
            </draw:custom-shape>
            <draw:custom-shape draw:style-name="gr3" draw:text-style-name="P1" draw:layer="layout" svg:width="1.936cm" svg:height="0.675cm" svg:x="1.57cm" svg:y="1.815cm">
              <text:p text:style-name="P2"><text:span text:style-name="T1">Input model</text:span></text:p>
              <draw:enhanced-geometry svg:viewBox="0 0 21600 21600" draw:type="rectangle" draw:enhanced-path="M 0 0 L 21600 0 21600 21600 0 21600 0 0 Z N"/>
            </draw:custom-shape>
            <draw:custom-shape draw:style-name="gr4" draw:text-style-name="P1" draw:id="id1" draw:layer="layout" svg:width="0.775cm" svg:height="0.884cm" svg:x="1.762cm" svg:y="3.9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2" draw:layer="layout" svg:width="0.929cm" svg:height="0.63cm" svg:x="3.427cm" svg:y="4.424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3" draw:layer="layout" svg:width="1.008cm" svg:height="0.503cm" svg:x="2.5cm" svg:y="5.098cm">
              <text:p/>
              <draw:enhanced-geometry svg:viewBox="0 0 21600 21600" draw:type="rectangle" draw:enhanced-path="M 0 0 L 21600 0 21600 21600 0 21600 0 0 Z N"/>
            </draw:custom-shape>
            <draw:connector draw:style-name="gr7" draw:text-style-name="P1" draw:layer="layout" svg:x1="2.537cm" svg:y1="4.36cm" svg:x2="3.891cm" svg:y2="4.424cm" draw:start-shape="id1" draw:start-glue-point="7" draw:end-shape="id2" draw:end-glue-point="4">
              <text:p/>
            </draw:connector>
            <draw:connector draw:style-name="gr7" draw:text-style-name="P1" draw:layer="layout" svg:x1="2.149cm" svg:y1="4.803cm" svg:x2="2.5cm" svg:y2="5.349cm" draw:start-shape="id1" draw:start-glue-point="6" draw:end-shape="id3" draw:end-glue-point="3">
              <text:p/>
            </draw:connector>
            <draw:connector draw:style-name="gr7" draw:text-style-name="P1" draw:layer="layout" svg:x1="3.891cm" svg:y1="5.054cm" svg:x2="3.508cm" svg:y2="5.349cm" draw:start-shape="id2" draw:start-glue-point="8" draw:end-shape="id3" draw:end-glue-point="1">
              <text:p/>
            </draw:connector>
          </draw:g>
          <draw:g draw:id="id14">
            <draw:custom-shape draw:style-name="gr2" draw:text-style-name="P1" draw:layer="layout" svg:width="2.943cm" svg:height="3.451cm" svg:x="5.285cm" svg:y="5.56cm">
              <text:p/>
              <draw:enhanced-geometry svg:viewBox="0 0 21600 21600" draw:type="rectangle" draw:enhanced-path="M 0 0 L 21600 0 21600 21600 0 21600 0 0 Z N"/>
            </draw:custom-shape>
            <draw:custom-shape draw:style-name="gr3" draw:text-style-name="P1" draw:layer="layout" svg:width="2.324cm" svg:height="0.675cm" svg:x="5.285cm" svg:y="4.886cm">
              <text:p text:style-name="P2"><text:span text:style-name="T1">reified model</text:span></text:p>
              <draw:enhanced-geometry svg:viewBox="0 0 21600 21600" draw:type="rectangle" draw:enhanced-path="M 0 0 L 21600 0 21600 21600 0 21600 0 0 Z N"/>
            </draw:custom-shape>
            <draw:custom-shape draw:style-name="gr4" draw:text-style-name="P1" draw:id="id4" draw:layer="layout" svg:width="0.775cm" svg:height="0.884cm" svg:x="5.479cm" svg:y="6.9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5" draw:layer="layout" svg:width="0.93cm" svg:height="0.63cm" svg:x="7.142cm" svg:y="7.495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6" draw:layer="layout" svg:width="1.01cm" svg:height="0.505cm" svg:x="6.214cm" svg:y="8.169cm">
              <text:p/>
              <draw:enhanced-geometry svg:viewBox="0 0 21600 21600" draw:type="rectangle" draw:enhanced-path="M 0 0 L 21600 0 21600 21600 0 21600 0 0 Z N"/>
            </draw:custom-shape>
            <draw:connector draw:style-name="gr7" draw:text-style-name="P1" draw:layer="layout" svg:x1="6.254cm" svg:y1="7.431cm" svg:x2="7.606cm" svg:y2="7.495cm" draw:start-shape="id4" draw:start-glue-point="7" draw:end-shape="id5" draw:end-glue-point="4">
              <text:p/>
            </draw:connector>
            <draw:connector draw:style-name="gr7" draw:text-style-name="P1" draw:layer="layout" svg:x1="5.866cm" svg:y1="7.874cm" svg:x2="6.214cm" svg:y2="8.421cm" draw:start-shape="id4" draw:start-glue-point="6" draw:end-shape="id6" draw:end-glue-point="3">
              <text:p/>
            </draw:connector>
            <draw:connector draw:style-name="gr7" draw:text-style-name="P1" draw:layer="layout" svg:x1="7.606cm" svg:y1="8.125cm" svg:x2="7.224cm" svg:y2="8.421cm" draw:start-shape="id5" draw:start-glue-point="8" draw:end-shape="id6" draw:end-glue-point="1">
              <text:p/>
            </draw:connector>
          </draw:g>
          <draw:g draw:id="id15">
            <draw:custom-shape draw:style-name="gr2" draw:text-style-name="P1" draw:layer="layout" svg:width="2.943cm" svg:height="3.451cm" svg:x="8.924cm" svg:y="8.253cm">
              <text:p/>
              <draw:enhanced-geometry svg:viewBox="0 0 21600 21600" draw:type="rectangle" draw:enhanced-path="M 0 0 L 21600 0 21600 21600 0 21600 0 0 Z N"/>
            </draw:custom-shape>
            <draw:custom-shape draw:style-name="gr3" draw:text-style-name="P4" draw:layer="layout" svg:width="2.361cm" svg:height="0.673cm" svg:x="8.925cm" svg:y="7.581cm">
              <text:p text:style-name="P3"><text:span text:style-name="T2">executable model</text:span></text:p>
              <draw:enhanced-geometry svg:viewBox="0 0 21600 21600" draw:type="rectangle" draw:enhanced-path="M 0 0 L 21600 0 21600 21600 0 21600 0 0 Z N"/>
            </draw:custom-shape>
            <draw:custom-shape draw:style-name="gr4" draw:text-style-name="P1" draw:id="id7" draw:layer="layout" svg:width="0.773cm" svg:height="0.883cm" svg:x="9.12cm" svg:y="9.6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8" draw:layer="layout" svg:width="0.929cm" svg:height="0.632cm" svg:x="10.783cm" svg:y="10.186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9" draw:layer="layout" svg:width="1.008cm" svg:height="0.505cm" svg:x="9.855cm" svg:y="10.862cm">
              <text:p/>
              <draw:enhanced-geometry svg:viewBox="0 0 21600 21600" draw:type="rectangle" draw:enhanced-path="M 0 0 L 21600 0 21600 21600 0 21600 0 0 Z N"/>
            </draw:custom-shape>
            <draw:connector draw:style-name="gr7" draw:text-style-name="P1" draw:layer="layout" svg:x1="9.893cm" svg:y1="10.126cm" svg:x2="11.247cm" svg:y2="10.186cm" draw:start-shape="id7" draw:start-glue-point="7" draw:end-shape="id8" draw:end-glue-point="4">
              <text:p/>
            </draw:connector>
            <draw:connector draw:style-name="gr7" draw:text-style-name="P1" draw:layer="layout" svg:x1="9.506cm" svg:y1="10.568cm" svg:x2="9.855cm" svg:y2="11.114cm" draw:start-shape="id7" draw:start-glue-point="6" draw:end-shape="id9" draw:end-glue-point="3">
              <text:p/>
            </draw:connector>
            <draw:connector draw:style-name="gr7" draw:text-style-name="P1" draw:layer="layout" svg:x1="11.247cm" svg:y1="10.818cm" svg:x2="10.863cm" svg:y2="11.114cm" draw:start-shape="id8" draw:start-glue-point="8" draw:end-shape="id9" draw:end-glue-point="1">
              <text:p/>
            </draw:connector>
          </draw:g>
          <draw:g draw:id="id16">
            <draw:custom-shape draw:style-name="gr2" draw:text-style-name="P1" draw:layer="layout" svg:width="2.945cm" svg:height="3.449cm" svg:x="12.757cm" svg:y="11.031cm">
              <text:p/>
              <draw:enhanced-geometry svg:viewBox="0 0 21600 21600" draw:type="rectangle" draw:enhanced-path="M 0 0 L 21600 0 21600 21600 0 21600 0 0 Z N"/>
            </draw:custom-shape>
            <draw:custom-shape draw:style-name="gr3" draw:text-style-name="P1" draw:layer="layout" svg:width="2.361cm" svg:height="0.676cm" svg:x="12.757cm" svg:y="10.356cm">
              <text:p text:style-name="P2"><text:span text:style-name="T1">Eiffel code</text:span></text:p>
              <draw:enhanced-geometry svg:viewBox="0 0 21600 21600" draw:type="rectangle" draw:enhanced-path="M 0 0 L 21600 0 21600 21600 0 21600 0 0 Z N"/>
            </draw:custom-shape>
            <draw:custom-shape draw:style-name="gr4" draw:text-style-name="P1" draw:id="id10" draw:layer="layout" svg:width="0.773cm" svg:height="0.884cm" svg:x="12.951cm" svg:y="12.4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5" draw:text-style-name="P1" draw:id="id11" draw:layer="layout" svg:width="0.93cm" svg:height="0.632cm" svg:x="14.616cm" svg:y="12.965cm">
              <text:p/>
              <draw:enhanced-geometry svg:viewBox="0 0 21600 21600" draw:glue-points="10800 0 3160 3160 0 10800 3160 18440 10800 21600 18440 18440 21600 10800 18440 3160" draw:text-areas="3200 3200 18400 18400" draw:type="ellipse"/>
            </draw:custom-shape>
            <draw:custom-shape draw:style-name="gr6" draw:text-style-name="P1" draw:id="id12" draw:layer="layout" svg:width="1.008cm" svg:height="0.505cm" svg:x="13.686cm" svg:y="13.638cm">
              <text:p/>
              <draw:enhanced-geometry svg:viewBox="0 0 21600 21600" draw:type="rectangle" draw:enhanced-path="M 0 0 L 21600 0 21600 21600 0 21600 0 0 Z N"/>
            </draw:custom-shape>
            <draw:connector draw:style-name="gr7" draw:text-style-name="P1" draw:layer="layout" svg:x1="13.724cm" svg:y1="12.901cm" svg:x2="15.08cm" svg:y2="12.965cm" draw:start-shape="id10" draw:start-glue-point="7" draw:end-shape="id11" draw:end-glue-point="4">
              <text:p/>
            </draw:connector>
            <draw:connector draw:style-name="gr7" draw:text-style-name="P1" draw:layer="layout" svg:x1="13.337cm" svg:y1="13.344cm" svg:x2="13.686cm" svg:y2="13.89cm" draw:start-shape="id10" draw:start-glue-point="6" draw:end-shape="id12" draw:end-glue-point="3">
              <text:p/>
            </draw:connector>
            <draw:connector draw:style-name="gr7" draw:text-style-name="P1" draw:layer="layout" svg:x1="15.08cm" svg:y1="13.597cm" svg:x2="14.694cm" svg:y2="13.89cm" draw:start-shape="id11" draw:start-glue-point="8" draw:end-shape="id12" draw:end-glue-point="1">
              <text:p/>
            </draw:connector>
          </draw:g>
          <draw:connector draw:style-name="gr8" draw:text-style-name="P1" draw:layer="layout" svg:x1="4.511cm" svg:y1="3.877cm" svg:x2="6.756cm" svg:y2="4.886cm" draw:start-shape="id13" draw:start-glue-point="1" draw:end-shape="id14" draw:end-glue-point="0">
            <text:p/>
          </draw:connector>
          <draw:custom-shape draw:style-name="gr3" draw:text-style-name="P1" draw:layer="layout" svg:width="1.781cm" svg:height="0.927cm" svg:x="4.899cm" svg:y="3.413cm">
            <text:p text:style-name="P2"><text:span text:style-name="T1">Valooder</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8" draw:text-style-name="P1" draw:layer="layout" svg:x1="8.228cm" svg:y1="6.948cm" svg:x2="10.395cm" svg:y2="7.581cm" draw:start-shape="id14" draw:end-shape="id15" draw:end-glue-point="0">
            <text:p/>
          </draw:connector>
          <draw:custom-shape draw:style-name="gr3" draw:text-style-name="P1" draw:layer="layout" svg:width="1.782cm" svg:height="0.927cm" svg:x="8.421cm" svg:y="6.484cm">
            <text:p text:style-name="P2"><text:span text:style-name="T1">uml2km</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onnector draw:style-name="gr8" draw:text-style-name="P1" draw:layer="layout" svg:x1="11.867cm" svg:y1="9.642cm" svg:x2="14.229cm" svg:y2="10.356cm" draw:start-shape="id15" draw:end-shape="id16" draw:end-glue-point="0">
            <text:p/>
          </draw:connector>
          <draw:custom-shape draw:style-name="gr3" draw:text-style-name="P4" draw:layer="layout" svg:width="1.782cm" svg:height="0.925cm" svg:x="12.138cm" svg:y="9.179cm">
            <text:p text:style-name="P3"><text:span text:style-name="T2">km2eiffel</text:span></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1" draw:id="id17" draw:layer="layout" svg:width="2.717cm" svg:height="3.241cm" svg:x="16.784cm" svg:y="10.777cm">
            <text:p text:style-name="P2"><text:span text:style-name="T1">CADP</text:span></text:p>
            <text:p text:style-name="P2"><text:span text:style-name="T1">toolbox</text:span></text:p>
            <draw:enhanced-geometry svg:viewBox="0 0 21600 21600" draw:text-areas="?f0 ?f0 ?f4 ?f4" draw:type="quad-arrow-callout" draw:modifiers="3883.33772045275 6412.6878130217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onnector draw:style-name="gr8" draw:text-style-name="P1" draw:layer="layout" svg:x1="15.702cm" svg:y1="12.418cm" svg:x2="16.784cm" svg:y2="12.397cm" draw:start-shape="id16" draw:start-glue-point="1" draw:end-shape="id17" draw:end-glue-point="3">
            <text:p/>
          </draw:connector>
          <draw:rect draw:style-name="gr9" draw:text-style-name="P1" draw:id="id18" draw:layer="layout" svg:width="2.518cm" svg:height="0.967cm" svg:x="16.867cm" svg:y="14.859cm">
            <text:p text:style-name="P2"><text:span text:style-name="T1">Simulateur</text:span></text:p>
          </draw:rect>
          <draw:connector draw:style-name="gr10" draw:text-style-name="P1" draw:layer="layout" draw:type="line" svg:x1="18.126cm" svg:y1="14.859cm" svg:x2="18.142cm" svg:y2="14.018cm" draw:start-shape="id18" draw:start-glue-point="0" draw:end-shape="id17" draw:end-glue-point="2">
            <text:p/>
          </draw:connector>
          <draw:rect draw:style-name="gr9" draw:text-style-name="P1" draw:id="id19" draw:layer="layout" svg:width="2.518cm" svg:height="0.969cm" svg:x="9.125cm" svg:y="14.734cm">
            <text:p text:style-name="P2"><text:span text:style-name="T1">Simulateur</text:span></text:p>
          </draw:rect>
          <draw:connector draw:style-name="gr10" draw:text-style-name="P1" draw:layer="layout" draw:type="line" svg:x1="10.384cm" svg:y1="14.734cm" svg:x2="10.395cm" svg:y2="11.704cm" draw:start-shape="id19" draw:start-glue-point="0" draw:end-shape="id15" draw:end-glue-point="2">
            <text:p/>
          </draw:connector>
          <draw:connector draw:style-name="gr10" draw:text-style-name="P1" draw:layer="layout" draw:type="line" svg:x1="6.745cm" svg:y1="14.734cm" svg:x2="6.756cm" svg:y2="9.011cm" draw:start-shape="id20" draw:start-glue-point="0" draw:end-shape="id14" draw:end-glue-point="2">
            <text:p/>
          </draw:connector>
          <draw:rect draw:style-name="gr9" draw:text-style-name="P1" draw:id="id21" draw:layer="layout" svg:width="2.518cm" svg:height="0.967cm" svg:x="1.769cm" svg:y="14.691cm">
            <text:p text:style-name="P2"><text:span text:style-name="T1">Simulateur</text:span></text:p>
          </draw:rect>
          <draw:connector draw:style-name="gr10" draw:text-style-name="P1" draw:layer="layout" draw:type="line" svg:x1="3.028cm" svg:y1="14.691cm" svg:x2="3.039cm" svg:y2="5.94cm" draw:start-shape="id21" draw:start-glue-point="0" draw:end-shape="id13" draw:end-glue-point="2">
            <text:p/>
          </draw:connector>
          <draw:line draw:style-name="gr7" draw:text-style-name="P1" draw:layer="layout" svg:x1="4.2cm" svg:y1="15.238cm" svg:x2="4.974cm" svg:y2="15.238cm">
            <text:p/>
          </draw:line>
          <draw:connector draw:style-name="gr11" draw:text-style-name="P1" draw:layer="layout" draw:type="line" svg:x1="8.002cm" svg:y1="15.217cm" svg:x2="9.125cm" svg:y2="15.218cm" draw:start-shape="id20" draw:start-glue-point="1" draw:end-shape="id19" draw:end-glue-point="3">
            <text:p/>
          </draw:connector>
          <draw:rect draw:style-name="gr9" draw:text-style-name="P1" draw:id="id20" draw:layer="layout" svg:width="2.514cm" svg:height="0.967cm" svg:x="5.488cm" svg:y="14.734cm">
            <text:p text:style-name="P2"><text:span text:style-name="T1">Simulateur</text:span></text:p>
          </draw:rect>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marker draw:name="Square_20_45" draw:display-name="Square 45" svg:viewBox="0 0 1131 1131" svg:d="m0 564 564 567 567-567-567-56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Bitstream Vera Sans'" style:font-pitch-asian="variable" style:font-size-asian="24pt" style:language-asian="none" style:country-asian="none" style:font-family-complex="'Luxi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Luxi Sans'" style:font-pitch-asian="variable" style:font-size-asian="18pt" style:font-style-asian="normal" style:font-weight-asian="normal" style:font-family-complex="'Luxi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Build-8990</meta:generator>
    <meta:creation-date>2006-03-27T14:24:16</meta:creation-date>
    <dc:date>2006-03-28T09:57:19</dc:date>
    <dc:language>fr-FR</dc:language>
    <meta:editing-cycles>4</meta:editing-cycles>
    <meta:editing-duration>PT35M52S</meta:editing-duration>
    <meta:user-defined meta:name="Info 1"/>
    <meta:user-defined meta:name="Info 2"/>
    <meta:user-defined meta:name="Info 3"/>
    <meta:user-defined meta:name="Info 4"/>
    <meta:document-statistic meta:object-count="56"/>
  </office:meta>
</office:document-meta>
</file>